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e1f19" officeooo:paragraph-rsid="001e1f19" style:font-weight-asian="normal" style:font-weight-complex="normal"/>
    </style:style>
    <style:style style:name="P2" style:family="paragraph" style:parent-style-name="Standard">
      <style:text-properties officeooo:rsid="001e1f19" officeooo:paragraph-rsid="001e1f19"/>
    </style:style>
    <style:style style:name="P3" style:family="paragraph" style:parent-style-name="Standard">
      <style:text-properties officeooo:paragraph-rsid="001e1f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a64a" style:font-name="JetBrai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57a64a" style:font-name="JetBrains Mono" fo:font-size="9pt" fo:font-style="normal" fo:font-weight="normal" style:font-size-asian="9pt" style:font-style-asian="normal" style:font-weight-asian="normal" style:font-weight-complex="bold"/>
    </style:style>
    <style:style style:name="T4" style:family="text">
      <style:text-properties fo:color="#57a64a" style:font-name="JetBrains Mono" fo:font-size="9pt" fo:font-style="normal" fo:font-weight="normal" officeooo:rsid="001e1f19" style:font-size-asian="9pt" style:font-style-asian="normal" style:font-weight-asian="normal"/>
    </style:style>
    <style:style style:name="T5" style:family="text">
      <style:text-properties fo:color="#57a64a" style:font-name="JetBrains Mono" fo:font-size="9pt" fo:font-style="normal" fo:font-weight="normal" fo:background-color="#0e4583" loext:char-shading-value="0" style:font-size-asian="9pt" style:font-style-asian="normal" style:font-weight-asian="normal" style:font-weight-complex="bold"/>
    </style:style>
    <style:style style:name="T6" style:family="text">
      <style:text-properties fo:color="#57a64a" style:font-name="JetBrains Mono" fo:font-size="9pt" fo:font-style="normal" fo:font-weight="normal" fo:background-color="#0e4583" loext:char-shading-value="0" style:font-size-asian="9pt" style:font-style-asian="normal" style:font-weight-asian="normal"/>
    </style:style>
    <style:style style:name="T7" style:family="text">
      <style:text-properties fo:color="#569cd6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569cd6" style:font-name="JetBrains Mono" fo:font-size="9pt" fo:font-style="normal" fo:font-weight="normal" officeooo:rsid="001e1f19" style:font-size-asian="9pt" style:font-style-asian="normal" style:font-weight-asian="normal"/>
    </style:style>
    <style:style style:name="T9" style:family="text">
      <style:text-properties fo:color="#9cdcfe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9cdcfe" style:font-name="JetBrains Mono" fo:font-size="9pt" fo:font-style="normal" fo:font-weight="normal" officeooo:rsid="001e1f19" style:font-size-asian="9pt" style:font-style-asian="normal" style:font-weight-asian="normal"/>
    </style:style>
    <style:style style:name="T11" style:family="text">
      <style:text-properties fo:color="#dcdcdc" style:font-name="JetBrai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dcdcdc" style:font-name="JetBrains Mono" fo:font-size="9pt" fo:font-style="normal" fo:font-weight="normal" officeooo:rsid="001e1f19" style:font-size-asian="9pt" style:font-style-asian="normal" style:font-weight-asian="normal"/>
    </style:style>
    <style:style style:name="T13" style:family="text">
      <style:text-properties fo:color="#dcdcdc" style:font-name="JetBrains Mono" fo:font-size="9pt" fo:font-style="normal" fo:font-weight="normal" fo:background-color="#0e4583" loext:char-shading-value="0" style:font-size-asian="9pt" style:font-style-asian="normal" style:font-weight-asian="normal"/>
    </style:style>
    <style:style style:name="T14" style:family="text">
      <style:text-properties fo:color="#dcdcdc" style:font-name="JetBrains Mono" fo:font-size="9pt" fo:font-style="normal" fo:font-weight="normal" officeooo:rsid="001e1f19" fo:background-color="#0e4583" loext:char-shading-value="0" style:font-size-asian="9pt" style:font-style-asian="normal" style:font-weight-asian="normal"/>
    </style:style>
    <style:style style:name="T15" style:family="text">
      <style:text-properties fo:color="#dcdcdc" style:font-name="JetBrains Mono" fo:font-size="9pt" fo:font-style="normal" fo:font-weight="bold" fo:background-color="#0e4583" loext:char-shading-value="0" style:font-size-asian="9pt" style:font-style-asian="normal" style:font-weight-asian="bold" style:font-weight-complex="bold"/>
    </style:style>
    <style:style style:name="T16" style:family="text">
      <style:text-properties fo:color="#4ec9b0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4ec9b0" style:font-name="JetBrains Mono" fo:font-size="9pt" fo:font-style="normal" fo:font-weight="normal" officeooo:rsid="001e1f19" style:font-size-asian="9pt" style:font-style-asian="normal" style:font-weight-asian="normal"/>
    </style:style>
    <style:style style:name="T18" style:family="text">
      <style:text-properties fo:color="#dcdcaa" style:font-name="JetBrai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dcdcaa" style:font-name="JetBrains Mono" fo:font-size="9pt" fo:font-style="normal" fo:font-weight="normal" officeooo:rsid="001e1f19" style:font-size-asian="9pt" style:font-style-asian="normal" style:font-weight-asian="normal"/>
    </style:style>
    <style:style style:name="T20" style:family="text">
      <style:text-properties fo:color="#d69d85" style:font-name="JetBrai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d69d85" style:font-name="JetBrains Mono" fo:font-size="9pt" fo:font-style="normal" fo:font-weight="normal" officeooo:rsid="001e1f19" style:font-size-asian="9pt" style:font-style-asian="normal" style:font-weight-asian="normal"/>
    </style:style>
    <style:style style:name="T22" style:family="text">
      <style:text-properties fo:color="#b5cea8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b5cea8" style:font-name="JetBrains Mono" fo:font-size="9pt" fo:font-style="normal" fo:font-weight="normal" officeooo:rsid="001e1f19" style:font-size-asian="9pt" style:font-style-asian="normal" style:font-weight-asian="normal"/>
    </style:style>
    <style:style style:name="T24" style:family="text">
      <style:text-properties fo:color="#a9a9a9" style:font-name="JetBrai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e07a00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officeooo:rsid="001e1f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#1 17/02/2022 <text:span text:style-name="T1">Jimmy H. Fortin </text:span></text:p>
      <text:p text:style-name="P2"><text:span text:style-name="T1"/></text:p>
      <text:p text:style-name="P2"><text:span text:style-name="T1"/></text:p>
      <text:p text:style-name="P2"><text:span text:style-name="T2">//Exercice-1</text:span><text:line-break/><text:line-break/><text:span text:style-name="T7">float </text:span><text:span text:style-name="T9">chiffre</text:span><text:span text:style-name="T11">;</text:span><text:span text:style-name="T2">// declaration de la variable</text:span><text:line-break/><text:span text:style-name="T16">Console</text:span><text:span text:style-name="T11">.</text:span><text:span text:style-name="T18">WriteLine</text:span><text:span text:style-name="T11">(</text:span><text:span text:style-name="T20">"Entrez une chiffre : "</text:span><text:span text:style-name="T11">);</text:span><text:span text:style-name="T2">//Ecriture du texte dans la console</text:span><text:line-break/><text:span text:style-name="T9">chiffre </text:span><text:span text:style-name="T11">= </text:span><text:span text:style-name="T7">floa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 </text:span><text:span text:style-name="T2">// Input de la console</text:span><text:line-break/><text:span text:style-name="T16">Console</text:span><text:span text:style-name="T11">.</text:span><text:span text:style-name="T18">WriteLine</text:span><text:span text:style-name="T11">(</text:span><text:span text:style-name="T20">$"{</text:span><text:span text:style-name="T9">chiffre</text:span><text:span text:style-name="T20">} <text:s text:c="2"/>{</text:span><text:span text:style-name="T9">chiffre</text:span><text:span text:style-name="T20">} <text:s text:c="3"/>{</text:span><text:span text:style-name="T9">chiffre</text:span><text:span text:style-name="T20">}"</text:span><text:span text:style-name="T11">); </text:span><text:span text:style-name="T2">// Affichage du resultat dans la console des donnees entree.</text:span><text:line-break/><text:span text:style-name="T16">Console</text:span><text:span text:style-name="T11">.</text:span><text:span text:style-name="T18">WriteLine</text:span><text:span text:style-name="T11">(</text:span><text:span text:style-name="T20">$"{</text:span><text:span text:style-name="T9">chiffre</text:span><text:span text:style-name="T20">} <text:s text:c="7"/>{</text:span><text:span text:style-name="T9">chiffre</text:span><text:span text:style-name="T20">}"</text:span><text:span text:style-name="T11">);</text:span><text:line-break/><text:span text:style-name="T16">Console</text:span><text:span text:style-name="T11">.</text:span><text:span text:style-name="T18">WriteLine</text:span><text:span text:style-name="T11">(</text:span><text:span text:style-name="T20">$"{</text:span><text:span text:style-name="T9">chiffre</text:span><text:span text:style-name="T20">} <text:s text:c="7"/>{</text:span><text:span text:style-name="T9">chiffre</text:span><text:span text:style-name="T20">}"</text:span><text:span text:style-name="T11">);</text:span><text:line-break/><text:span text:style-name="T16">Console</text:span><text:span text:style-name="T11">.</text:span><text:span text:style-name="T18">WriteLine</text:span><text:span text:style-name="T11">(</text:span><text:span text:style-name="T20">$"{</text:span><text:span text:style-name="T9">chiffre</text:span><text:span text:style-name="T20">} <text:s text:c="7"/>{</text:span><text:span text:style-name="T9">chiffre</text:span><text:span text:style-name="T20">}"</text:span><text:span text:style-name="T11">);</text:span><text:line-break/><text:span text:style-name="T11">Console.WriteLine(</text:span><text:span text:style-name="T20">$"{</text:span><text:span text:style-name="T11">chiffre</text:span><text:span text:style-name="T20">} <text:s text:c="2"/>{</text:span><text:span text:style-name="T11">chiffre</text:span><text:span text:style-name="T20">} <text:s text:c="3"/>{</text:span><text:span text:style-name="T11">chiffre</text:span><text:span text:style-name="T20">}"</text:span><text:span text:style-name="T11">);</text:span></text:p>
      <text:p text:style-name="P3"><text:span text:style-name="T26"><text:line-break/><text:line-break/><text:line-break/><text:line-break/></text:span><text:span text:style-name="T4">//Exercice-2</text:span><text:span text:style-name="T26"><text:line-break/><text:line-break/></text:span><text:span text:style-name="T8">int </text:span><text:span text:style-name="T10">Nbdemander</text:span><text:span text:style-name="T12">; </text:span><text:span text:style-name="T4">//initialisation de la variable</text:span><text:span text:style-name="T26"><text:line-break/></text:span><text:span text:style-name="T17">Console</text:span><text:span text:style-name="T12">.</text:span><text:span text:style-name="T19">Write</text:span><text:span text:style-name="T12">(</text:span><text:span text:style-name="T21">"Entrez un nombre : "</text:span><text:span text:style-name="T12">); </text:span><text:span text:style-name="T4">//ecrirture du texte dans la console</text:span><text:span text:style-name="T26"><text:line-break/></text:span><text:span text:style-name="T10">Nbdemander </text:span><text:span text:style-name="T12">= </text:span><text:span text:style-name="T8">int</text:span><text:span text:style-name="T12">.</text:span><text:span text:style-name="T19">Parse</text:span><text:span text:style-name="T12">(</text:span><text:span text:style-name="T17">Console</text:span><text:span text:style-name="T12">.</text:span><text:span text:style-name="T19">ReadLine</text:span><text:span text:style-name="T12">()); </text:span><text:span text:style-name="T4">// input de la console</text:span><text:span text:style-name="T26"><text:line-break/></text:span><text:span text:style-name="T8">if </text:span><text:span text:style-name="T12">(</text:span><text:span text:style-name="T10">Nbdemander </text:span><text:span text:style-name="T12">&gt; </text:span><text:span text:style-name="T23">0 </text:span><text:span text:style-name="T12">&amp;&amp; </text:span><text:span text:style-name="T10">Nbdemander </text:span><text:span text:style-name="T12">&lt;= </text:span><text:span text:style-name="T23">20</text:span><text:span text:style-name="T12">) </text:span><text:span text:style-name="T4">// condition si le nombre entrer dans la console est plus grand de 0 et plus petit ou egale a 20.</text:span><text:span text:style-name="T26"><text:line-break/></text:span><text:span text:style-name="T12">{</text:span><text:span text:style-name="T26"><text:line-break/></text:span><text:span text:style-name="T12"> <text:s text:c="3"/></text:span><text:span text:style-name="T17">Console</text:span><text:span text:style-name="T12">.</text:span><text:span text:style-name="T19">Write</text:span><text:span text:style-name="T12">(</text:span><text:span text:style-name="T21">"Le carre de " </text:span><text:span text:style-name="T12">+ </text:span><text:span text:style-name="T10">Nbdemander </text:span><text:span text:style-name="T12">+ </text:span><text:span text:style-name="T21">" est "</text:span><text:span text:style-name="T12">); </text:span><text:span text:style-name="T4">//ecirture du texte dans la console si la condition est rempli.</text:span><text:span text:style-name="T26"><text:line-break/></text:span><text:span text:style-name="T4"> <text:s text:c="3"/></text:span><text:span text:style-name="T17">Console</text:span><text:span text:style-name="T12">.</text:span><text:span text:style-name="T19">WriteLine</text:span><text:span text:style-name="T12">(</text:span><text:span text:style-name="T17">Math</text:span><text:span text:style-name="T12">.</text:span><text:span text:style-name="T19">Pow</text:span><text:span text:style-name="T12">(</text:span><text:span text:style-name="T10">Nbdemander</text:span><text:span text:style-name="T12">, </text:span><text:span text:style-name="T23">2</text:span><text:span text:style-name="T12">)); </text:span><text:span text:style-name="T4">// affichage du resultat avec la formule Math.Pow.</text:span><text:span text:style-name="T26"><text:line-break/></text:span><text:span text:style-name="T12">}</text:span><text:span text:style-name="T26"><text:line-break/></text:span><text:span text:style-name="T8">else if </text:span><text:span text:style-name="T12">(</text:span><text:span text:style-name="T10">Nbdemander </text:span><text:span text:style-name="T12">&gt; </text:span><text:span text:style-name="T23">20 </text:span><text:span text:style-name="T12">&amp;&amp; </text:span><text:span text:style-name="T10">Nbdemander </text:span><text:span text:style-name="T12">&lt;= </text:span><text:span text:style-name="T23">100</text:span><text:span text:style-name="T12">) </text:span><text:span text:style-name="T4">// condition si le nombre entrer dans la console est plus grand de 20 et plus petit ou egale a 100. </text:span><text:span text:style-name="T26"><text:line-break/></text:span><text:span text:style-name="T12">{</text:span><text:span text:style-name="T26"><text:line-break/></text:span><text:span text:style-name="T12"> <text:s text:c="3"/></text:span><text:span text:style-name="T17">Console</text:span><text:span text:style-name="T12">.</text:span><text:span text:style-name="T19">Write</text:span><text:span text:style-name="T12">(</text:span><text:span text:style-name="T21">"La racine carrée de " </text:span><text:span text:style-name="T12">+ </text:span><text:span text:style-name="T10">Nbdemander </text:span><text:span text:style-name="T12">+ </text:span><text:span text:style-name="T21">" est "</text:span><text:span text:style-name="T12">);</text:span><text:span text:style-name="T4">//ecirture du texte dans la console si la condition est rempli.</text:span><text:span text:style-name="T26"><text:line-break/></text:span><text:span text:style-name="T4"> <text:s text:c="3"/></text:span><text:span text:style-name="T17">Console</text:span><text:span text:style-name="T12">.</text:span><text:span text:style-name="T19">WriteLine</text:span><text:span text:style-name="T12">(</text:span><text:span text:style-name="T17">Math</text:span><text:span text:style-name="T12">.</text:span><text:span text:style-name="T19">Sqrt</text:span><text:span text:style-name="T12">(</text:span><text:span text:style-name="T10">Nbdemander</text:span><text:span text:style-name="T12">));</text:span><text:span text:style-name="T4">// affichage du resultat avec la formule Math.Pow.</text:span><text:span text:style-name="T26"><text:line-break/></text:span><text:span text:style-name="T12">}</text:span><text:span text:style-name="T26"><text:line-break/></text:span><text:span text:style-name="T8">else</text:span><text:span text:style-name="T26"><text:line-break/></text:span><text:span text:style-name="T14">{</text:span><text:span text:style-name="T26"><text:line-break/></text:span><text:span text:style-name="T12"> <text:s text:c="3"/></text:span><text:span text:style-name="T17">Console</text:span><text:span text:style-name="T12">.</text:span><text:span text:style-name="T19">Write</text:span><text:span text:style-name="T12">(</text:span><text:span text:style-name="T21">"le nombre dépasse 100..."</text:span><text:span text:style-name="T12">); </text:span><text:span text:style-name="T4">// condition affichee dans la console si le nombre depasse 100. </text:span><text:span text:style-name="T26"><text:line-break/></text:span><text:span text:style-name="T14">}</text:span></text:p>
      <text:p text:style-name="P2"><text:span text:style-name="T1"/></text:p>
      <text:p text:style-name="P2"><text:span text:style-name="T1"/></text:p>
      <text:p text:style-name="P2"><text:span text:style-name="T6">//Exercice-3</text:span><text:line-break/><text:line-break/><text:span text:style-name="T7">int </text:span><text:span text:style-name="T9">input</text:span><text:span text:style-name="T11">; </text:span><text:span text:style-name="T2">// declaration </text:span><text:line-break/><text:span text:style-name="T7">do </text:span><text:span text:style-name="T2">// Presente le menu ci-bas</text:span><text:line-break/><text:span text:style-name="T11">{</text:span><text:line-break/><text:span text:style-name="T11"> <text:s text:c="3"/></text:span><text:span text:style-name="T16">Console</text:span><text:span text:style-name="T11">.</text:span><text:span text:style-name="T18">WriteLine</text:span><text:span text:style-name="T11">(</text:span><text:span text:style-name="T20">" 1 - Calcul de la somme de deux nombres entiers."</text:span><text:span text:style-name="T11">); </text:span><text:span text:style-name="T2">// menu</text:span><text:line-break/><text:span text:style-name="T2"> <text:s text:c="3"/></text:span><text:span text:style-name="T16">Console</text:span><text:span text:style-name="T11">.</text:span><text:span text:style-name="T18">WriteLine</text:span><text:span text:style-name="T11">(</text:span><text:span text:style-name="T20">" 2 - Calcule de la facoriel de N (N!)"</text:span><text:span text:style-name="T11">);</text:span><text:line-break/><text:span text:style-name="T11"> <text:s text:c="3"/></text:span><text:span text:style-name="T16">Console</text:span><text:span text:style-name="T11">.</text:span><text:span text:style-name="T18">WriteLine</text:span><text:span text:style-name="T11">(</text:span><text:span text:style-name="T20">" 3 - Vérifier si un nombre entier A divise un nombre entier B."</text:span><text:span text:style-name="T11">);</text:span><text:line-break/><text:span text:style-name="T11"> <text:s text:c="3"/></text:span><text:span text:style-name="T16">Console</text:span><text:span text:style-name="T11">.</text:span><text:span text:style-name="T18">WriteLine</text:span><text:span text:style-name="T11">(</text:span><text:span text:style-name="T20">" 4 - Calcul du quotient et du reste de la division entière de deux nombres entiers A et B."</text:span><text:span text:style-name="T11">);</text:span><text:line-break/><text:span text:style-name="T11"> <text:s text:c="3"/></text:span><text:span text:style-name="T16">Console</text:span><text:span text:style-name="T11">.</text:span><text:span text:style-name="T18">WriteLine</text:span><text:span text:style-name="T11">(</text:span><text:span text:style-name="T20">" 5 - Vérifier si un caractère donné est une voyelle (voyelles : 'a', 'e', 'i', 'o', 'u', 'y')."</text:span><text:span text:style-name="T11">);</text:span><text:line-break/><text:span text:style-name="T11"> <text:s text:c="3"/></text:span><text:span text:style-name="T16">Console</text:span><text:span text:style-name="T11">.</text:span><text:span text:style-name="T18">WriteLine</text:span><text:span text:style-name="T11">(</text:span><text:span text:style-name="T20">" 6 - Permet de permuter (d’échanger) le contenu de deux variables réelles."</text:span><text:span text:style-name="T11">);</text:span><text:line-break/><text:span text:style-name="T11"> <text:s text:c="3"/></text:span><text:span text:style-name="T16">Console</text:span><text:span text:style-name="T11">.</text:span><text:span text:style-name="T18">WriteLine</text:span><text:span text:style-name="T11">(</text:span><text:span text:style-name="T20">" 7 - Étant donné un entier A, calcule sa valeur absolue. vous utilisez la fonction Math.Abs(nombre) pour avoir la valeur absolue d'un nombre."</text:span><text:span text:style-name="T11">);</text:span><text:line-break/><text:span text:style-name="T11"> <text:s text:c="3"/></text:span><text:line-break/><text:span text:style-name="T11"> <text:s text:c="3"/></text:span><text:span text:style-name="T16">Console</text:span><text:span text:style-name="T11">.</text:span><text:span text:style-name="T18">Write</text:span><text:span text:style-name="T11">(</text:span><text:span text:style-name="T20">"Entrez votre choix [1 a 7] : "</text:span><text:span text:style-name="T11">); </text:span><text:span text:style-name="T2">// Affiche a la console les choix a faire</text:span><text:line-break/><text:span text:style-name="T2"> <text:s text:c="3"/></text:span><text:span text:style-name="T9">input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oft-page-break/><text:span text:style-name="T11"> <text:s text:c="3"/></text:span><text:line-break/><text:span text:style-name="T11">}</text:span><text:span text:style-name="T7">while </text:span><text:span text:style-name="T11">(</text:span><text:span text:style-name="T9">input </text:span><text:span text:style-name="T11">&lt; </text:span><text:span text:style-name="T22">0</text:span><text:span text:style-name="T11">+</text:span><text:span text:style-name="T22">1 </text:span><text:span text:style-name="T11">|| </text:span><text:span text:style-name="T9">input </text:span><text:span text:style-name="T11">&gt;</text:span><text:span text:style-name="T22">7</text:span><text:span text:style-name="T11">); </text:span><text:span text:style-name="T2">// Tantque l'utilisateur ne rentre pas un nombre de 1 a 7 nous redemandons le ''do''</text:span><text:line-break/><text:line-break/><text:span text:style-name="T7">switch </text:span><text:span text:style-name="T11">(</text:span><text:span text:style-name="T9">input</text:span><text:span text:style-name="T11">) </text:span><text:span text:style-name="T2">// sctuture de type switch pour les choix fait par l'utilisateur.</text:span><text:line-break/><text:span text:style-name="T13">{</text:span><text:line-break/><text:span text:style-name="T11"> <text:s text:c="3"/></text:span><text:span text:style-name="T7">case </text:span><text:span text:style-name="T22">1</text:span><text:span text:style-name="T11">:</text:span><text:line-break/><text:span text:style-name="T11"> <text:s text:c="7"/></text:span><text:span text:style-name="T7">int <text:s/></text:span><text:span text:style-name="T9">nb1</text:span><text:span text:style-name="T11">, </text:span><text:span text:style-name="T9">nb2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"Entrez deux nombres entiers : "</text:span><text:span text:style-name="T11">);</text:span><text:line-break/><text:span text:style-name="T11"> <text:s text:c="3"/></text:span><text:span text:style-name="T9">nb1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3"/></text:span><text:span text:style-name="T9">nb2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$"La somme des deux nombres est {</text:span><text:span text:style-name="T9">nb1</text:span><text:span text:style-name="T11">+</text:span><text:span text:style-name="T9">nb2</text:span><text:span text:style-name="T20">}"</text:span><text:span text:style-name="T11">); </text:span><text:span text:style-name="T2">// addition des deux nombres pour afficher la somme. </text:span><text:line-break/><text:span text:style-name="T2"> <text:s text:c="7"/></text:span><text:span text:style-name="T7">break</text:span><text:span text:style-name="T11">;</text:span><text:line-break/><text:span text:style-name="T11"> <text:s text:c="3"/></text:span><text:span text:style-name="T7">case </text:span><text:span text:style-name="T22">2</text:span><text:span text:style-name="T11">:</text:span><text:line-break/><text:span text:style-name="T11"> <text:s text:c="7"/></text:span><text:span text:style-name="T7">int </text:span><text:span text:style-name="T9">input1</text:span><text:span text:style-name="T11">, </text:span><text:span text:style-name="T9">facto</text:span><text:span text:style-name="T11">, </text:span><text:span text:style-name="T9">i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"Entrez un nombre entier : "</text:span><text:span text:style-name="T11">);</text:span><text:line-break/><text:span text:style-name="T11"> <text:s text:c="7"/></text:span><text:span text:style-name="T9">input1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9">facto </text:span><text:span text:style-name="T11">= </text:span><text:span text:style-name="T9">input1</text:span><text:span text:style-name="T11">;</text:span><text:line-break/><text:span text:style-name="T11"> <text:s text:c="7"/></text:span><text:span text:style-name="T7">for </text:span><text:span text:style-name="T11">(</text:span><text:span text:style-name="T9">i </text:span><text:span text:style-name="T11">= </text:span><text:span text:style-name="T9">input1 </text:span><text:span text:style-name="T11">- </text:span><text:span text:style-name="T22">1</text:span><text:span text:style-name="T11">; </text:span><text:span text:style-name="T9">i </text:span><text:span text:style-name="T11">&gt;= </text:span><text:span text:style-name="T22">1</text:span><text:span text:style-name="T11">; </text:span><text:span text:style-name="T9">i</text:span><text:span text:style-name="T11">--) </text:span><text:span text:style-name="T2">// boule for qui decremente </text:span><text:line-break/><text:span text:style-name="T2"> <text:s text:c="7"/></text:span><text:span text:style-name="T11">{</text:span><text:line-break/><text:span text:style-name="T11"> <text:s text:c="11"/></text:span><text:span text:style-name="T9">facto </text:span><text:span text:style-name="T11">= </text:span><text:span text:style-name="T24">facto </text:span><text:span text:style-name="T11">* </text:span><text:span text:style-name="T9">i</text:span><text:span text:style-name="T11">; </text:span><text:span text:style-name="T2">// facto +=</text:span><text:line-break/><text:span text:style-name="T2"> <text:s text:c="7"/></text:span><text:span text:style-name="T11">}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$"La factorielle de <text:s/>{</text:span><text:span text:style-name="T9">input1</text:span><text:span text:style-name="T20">}, est {</text:span><text:span text:style-name="T9">facto</text:span><text:span text:style-name="T20">}"</text:span><text:span text:style-name="T11">);</text:span><text:line-break/><text:span text:style-name="T11"> <text:s text:c="7"/></text:span><text:span text:style-name="T7">break</text:span><text:span text:style-name="T11">;</text:span><text:line-break/><text:span text:style-name="T11"> <text:s text:c="3"/></text:span><text:span text:style-name="T7">case </text:span><text:span text:style-name="T22">3</text:span><text:span text:style-name="T11">:</text:span><text:line-break/><text:span text:style-name="T11"> <text:s text:c="7"/></text:span><text:span text:style-name="T7">int </text:span><text:span text:style-name="T9">nb3</text:span><text:span text:style-name="T11">, </text:span><text:span text:style-name="T9">nb4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"Entrer deux nombres entiers : "</text:span><text:span text:style-name="T11">);</text:span><text:line-break/><text:span text:style-name="T11"> <text:s text:c="7"/></text:span><text:span text:style-name="T9">nb3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9">nb4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7">if </text:span><text:span text:style-name="T11">(</text:span><text:span text:style-name="T9">nb3 </text:span><text:span text:style-name="T11">% </text:span><text:span text:style-name="T9">nb4 </text:span><text:span text:style-name="T11">==</text:span><text:span text:style-name="T22">0</text:span><text:span text:style-name="T11">) </text:span><text:span text:style-name="T2">// si le nombre divisible ne donne pas de modulo ex:6/3</text:span><text:line-break/><text:span text:style-name="T2"> <text:s text:c="7"/></text:span><text:span text:style-name="T11">{</text:span><text:line-break/><text:span text:style-name="T11"> <text:s text:c="11"/></text:span><text:span text:style-name="T16">Console</text:span><text:span text:style-name="T11">.</text:span><text:span text:style-name="T18">WriteLine</text:span><text:span text:style-name="T11">(</text:span><text:span text:style-name="T20">"L'entier A divise un nombre entier B"</text:span><text:span text:style-name="T11">);</text:span><text:line-break/><text:span text:style-name="T11"> <text:s text:c="7"/>}</text:span><text:line-break/><text:span text:style-name="T11"> <text:s text:c="7"/></text:span><text:span text:style-name="T7">else </text:span><text:span text:style-name="T2">// pour tout le reste qui donne un modulo</text:span><text:line-break/><text:span text:style-name="T2"> <text:s text:c="7"/></text:span><text:span text:style-name="T11">{</text:span><text:line-break/><text:span text:style-name="T11"> <text:s text:c="11"/></text:span><text:span text:style-name="T16">Console</text:span><text:span text:style-name="T11">.</text:span><text:span text:style-name="T18">WriteLine</text:span><text:span text:style-name="T11">(</text:span><text:span text:style-name="T20">"L'entier A ne divise pas nombre entier B"</text:span><text:span text:style-name="T11">);</text:span><text:line-break/><text:span text:style-name="T11"> <text:s text:c="7"/>}</text:span><text:line-break/><text:span text:style-name="T11"> <text:s text:c="7"/></text:span><text:span text:style-name="T7">break</text:span><text:span text:style-name="T11">;</text:span><text:line-break/><text:span text:style-name="T11"> <text:s text:c="3"/></text:span><text:span text:style-name="T7">case </text:span><text:span text:style-name="T22">4</text:span><text:span text:style-name="T11">:</text:span><text:line-break/><text:span text:style-name="T11"> <text:s text:c="7"/></text:span><text:span text:style-name="T7">int </text:span><text:span text:style-name="T9">nb5</text:span><text:span text:style-name="T11">, </text:span><text:span text:style-name="T9">nb6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"Entrer deux nombres entiers : "</text:span><text:span text:style-name="T11">);</text:span><text:line-break/><text:span text:style-name="T11"> <text:s text:c="7"/></text:span><text:span text:style-name="T9">nb5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9">nb6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$"Le quotient est {</text:span><text:span text:style-name="T9">nb5 </text:span><text:span text:style-name="T11">/ </text:span><text:span text:style-name="T9">nb6</text:span><text:span text:style-name="T20">} et le reste est {</text:span><text:span text:style-name="T9">nb5 </text:span><text:span text:style-name="T11">% </text:span><text:span text:style-name="T9">nb6</text:span><text:span text:style-name="T20">}"</text:span><text:span text:style-name="T11">); </text:span><text:span text:style-name="T2">// Affichage sur la console du quotien et du reste </text:span><text:line-break/><text:span text:style-name="T2"> <text:s text:c="7"/></text:span><text:span text:style-name="T7">break</text:span><text:span text:style-name="T11">;</text:span><text:line-break/><text:span text:style-name="T11"> <text:s text:c="3"/></text:span><text:span text:style-name="T7">case </text:span><text:span text:style-name="T22">5</text:span><text:span text:style-name="T11">: </text:span><text:line-break/><text:span text:style-name="T11"> <text:s text:c="7"/></text:span><text:span text:style-name="T7">char </text:span><text:span text:style-name="T9">lettre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"Veuillez entrer une lettre de l'alphabet :"</text:span><text:span text:style-name="T11">);</text:span><text:line-break/><text:span text:style-name="T11"> <text:s text:c="7"/></text:span><text:span text:style-name="T9">lettre </text:span><text:span text:style-name="T11">= </text:span><text:span text:style-name="T7">char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7">if </text:span><text:span text:style-name="T11">(</text:span><text:span text:style-name="T9">lettre </text:span><text:span text:style-name="T11">== </text:span><text:span text:style-name="T20">'a' </text:span><text:span text:style-name="T11">|| </text:span><text:span text:style-name="T9">lettre </text:span><text:span text:style-name="T11">== </text:span><text:span text:style-name="T20">'e' </text:span><text:span text:style-name="T11">|| </text:span><text:span text:style-name="T9">lettre </text:span><text:span text:style-name="T11">== </text:span><text:span text:style-name="T20">'i' </text:span><text:span text:style-name="T11">|| </text:span><text:span text:style-name="T9">lettre </text:span><text:span text:style-name="T11">== </text:span><text:span text:style-name="T20">'o' </text:span><text:span text:style-name="T11">|| </text:span><text:span text:style-name="T9">lettre </text:span><text:span text:style-name="T11">== </text:span><text:span text:style-name="T20">'u'</text:span><text:span text:style-name="T11">) </text:span><text:span text:style-name="T2">//Les majuscule n'ont pas ete demandee. Condition ou logique entre les voyelles</text:span><text:line-break/><text:span text:style-name="T2"> <text:s text:c="7"/></text:span><text:span text:style-name="T11">{</text:span><text:line-break/><text:span text:style-name="T11"> <text:s text:c="11"/></text:span><text:span text:style-name="T16">Console</text:span><text:span text:style-name="T11">.</text:span><text:span text:style-name="T18">WriteLine</text:span><text:span text:style-name="T11">(</text:span><text:span text:style-name="T9">lettre </text:span><text:span text:style-name="T11">+ </text:span><text:span text:style-name="T20">" est une voyelle"</text:span><text:span text:style-name="T11">);</text:span><text:line-break/><text:span text:style-name="T11"> <text:s text:c="7"/>}</text:span><text:line-break/><text:span text:style-name="T11"> <text:s text:c="7"/></text:span><text:span text:style-name="T7">else </text:span><text:span text:style-name="T2">// tout les autres cas</text:span><text:line-break/><text:span text:style-name="T2"> <text:s text:c="7"/></text:span><text:span text:style-name="T11">{</text:span><text:line-break/><text:span text:style-name="T11"> <text:s text:c="11"/></text:span><text:span text:style-name="T16">Console</text:span><text:span text:style-name="T11">.</text:span><text:span text:style-name="T18">WriteLine</text:span><text:span text:style-name="T11">(</text:span><text:span text:style-name="T9">lettre </text:span><text:span text:style-name="T11">+ </text:span><text:span text:style-name="T20">" n'est pas une voyelle"</text:span><text:span text:style-name="T11">);</text:span><text:line-break/><text:span text:style-name="T11"> <text:s text:c="7"/>}</text:span><text:line-break/><text:span text:style-name="T11"> <text:s text:c="7"/></text:span><text:span text:style-name="T7">break</text:span><text:span text:style-name="T11">;</text:span><text:line-break/><text:span text:style-name="T11"> <text:s text:c="3"/></text:span><text:span text:style-name="T7">case </text:span><text:span text:style-name="T22">6</text:span><text:span text:style-name="T11">:</text:span><text:line-break/><text:span text:style-name="T11"> <text:s text:c="7"/></text:span><text:span text:style-name="T7">float </text:span><text:span text:style-name="T9">nba</text:span><text:span text:style-name="T11">, </text:span><text:span text:style-name="T9">nbb</text:span><text:span text:style-name="T11">, </text:span><text:span text:style-name="T9">tmp</text:span><text:span text:style-name="T11">;</text:span><text:line-break/><text:span text:style-name="T11"> <text:s text:c="7"/></text:span><text:span text:style-name="T16">Console</text:span><text:span text:style-name="T11">.</text:span><text:span text:style-name="T18">Write</text:span><text:span text:style-name="T11">(</text:span><text:span text:style-name="T20">"Entrez une varibale a : "</text:span><text:span text:style-name="T11">); </text:span><text:span text:style-name="T2">// affichage sur la meme ligne</text:span><text:line-break/><text:soft-page-break/><text:span text:style-name="T2"> <text:s text:c="7"/></text:span><text:span text:style-name="T9">nba </text:span><text:span text:style-name="T11">= </text:span><text:span text:style-name="T7">floa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16">Console</text:span><text:span text:style-name="T11">.</text:span><text:span text:style-name="T18">Write</text:span><text:span text:style-name="T11">(</text:span><text:span text:style-name="T20">"Entrez une varibale b : "</text:span><text:span text:style-name="T11">);</text:span><text:span text:style-name="T2">// affichage sur la meme ligne</text:span><text:line-break/><text:span text:style-name="T2"> <text:s text:c="7"/></text:span><text:span text:style-name="T9">nbb </text:span><text:span text:style-name="T11">= </text:span><text:span text:style-name="T7">floa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9">tmp </text:span><text:span text:style-name="T11">= </text:span><text:span text:style-name="T9">nba</text:span><text:span text:style-name="T11">; </text:span><text:span text:style-name="T2">// permutation de deux variable de type rellee avec la variable tmp</text:span><text:line-break/><text:span text:style-name="T2"> <text:s text:c="7"/></text:span><text:span text:style-name="T9">nba </text:span><text:span text:style-name="T11">= </text:span><text:span text:style-name="T9">nbb</text:span><text:span text:style-name="T11">;</text:span><text:line-break/><text:span text:style-name="T11"> <text:s text:c="7"/></text:span><text:span text:style-name="T9">nbb </text:span><text:span text:style-name="T11">= </text:span><text:span text:style-name="T9">tmp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$"La valeur de la variable a est : {</text:span><text:span text:style-name="T9">nba</text:span><text:span text:style-name="T20">} </text:span><text:span text:style-name="T25">\n</text:span><text:span text:style-name="T20">Et celle de la variable b est : {</text:span><text:span text:style-name="T9">nbb</text:span><text:span text:style-name="T20">}"</text:span><text:span text:style-name="T11">); </text:span><text:span text:style-name="T2">// affichage des valeurs permute avec saut de ligne.</text:span><text:line-break/><text:span text:style-name="T2"> <text:s text:c="7"/></text:span><text:span text:style-name="T7">break</text:span><text:span text:style-name="T11">;</text:span><text:line-break/><text:span text:style-name="T11"> <text:s text:c="3"/></text:span><text:span text:style-name="T7">case </text:span><text:span text:style-name="T22">7</text:span><text:span text:style-name="T11">:</text:span><text:line-break/><text:span text:style-name="T11"> <text:s text:c="7"/></text:span><text:span text:style-name="T7">int </text:span><text:span text:style-name="T9">nb7</text:span><text:span text:style-name="T11">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"Entrer un entier : "</text:span><text:span text:style-name="T11">);</text:span><text:line-break/><text:span text:style-name="T11"> <text:s text:c="7"/></text:span><text:span text:style-name="T9">nb7 </text:span><text:span text:style-name="T11">= </text:span><text:span text:style-name="T7">int</text:span><text:span text:style-name="T11">.</text:span><text:span text:style-name="T18">Parse</text:span><text:span text:style-name="T11">(</text:span><text:span text:style-name="T16">Console</text:span><text:span text:style-name="T11">.</text:span><text:span text:style-name="T18">ReadLine</text:span><text:span text:style-name="T11">());</text:span><text:line-break/><text:span text:style-name="T11"> <text:s text:c="7"/></text:span><text:span text:style-name="T16">Console</text:span><text:span text:style-name="T11">.</text:span><text:span text:style-name="T18">WriteLine</text:span><text:span text:style-name="T11">(</text:span><text:span text:style-name="T20">$"La valeur absolue de {</text:span><text:span text:style-name="T9">nb7</text:span><text:span text:style-name="T20">} est {</text:span><text:span text:style-name="T16">Math</text:span><text:span text:style-name="T11">.</text:span><text:span text:style-name="T18">Abs</text:span><text:span text:style-name="T11">(</text:span><text:span text:style-name="T9">nb7</text:span><text:span text:style-name="T11">)</text:span><text:span text:style-name="T20">}"</text:span><text:span text:style-name="T11">); </text:span><text:span text:style-name="T2">// affichage de la valeur et la valeur absolu avec la formule donne. Ex; -4 = Abs 4.</text:span><text:line-break/><text:span text:style-name="T2"> <text:s text:c="7"/></text:span><text:span text:style-name="T7">break</text:span><text:span text:style-name="T11">;</text:span><text:line-break/><text:span text:style-name="T11"> <text:s text:c="7"/></text:span><text:line-break/><text:span text:style-name="T11"> <text:s text:c="11"/></text:span><text:line-break/><text:span text:style-name="T13">}</text:span></text:p>
      <text:p text:style-name="P2"><text:span text:style-name="T6"/></text:p>
      <text:p text:style-name="P2"><text:span text:style-name="T13"/></text:p>
      <text:p text:style-name="P2"><text:span text:style-name="T15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08:09:48.840030291</meta:creation-date>
    <dc:date>2022-02-17T10:44:21.915819633</dc:date>
    <meta:editing-duration>PT15H18M4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4" meta:word-count="784" meta:character-count="5847" meta:non-whitespace-character-count="4395"/>
  </office:meta>
</office:document-meta>
</file>